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e5e3"/>
    </style:style>
    <style:style style:name="P2" style:family="paragraph" style:parent-style-name="Standard">
      <style:text-properties officeooo:rsid="000ac827" officeooo:paragraph-rsid="000ac827"/>
    </style:style>
    <style:style style:name="P3" style:family="paragraph" style:parent-style-name="Standard">
      <style:text-properties officeooo:rsid="000e8a4c" officeooo:paragraph-rsid="000e8a4c"/>
    </style:style>
    <style:style style:name="P4" style:family="paragraph" style:parent-style-name="Standard">
      <style:paragraph-properties fo:text-align="center" style:justify-single-word="false"/>
      <style:text-properties officeooo:rsid="000fe5e3" officeooo:paragraph-rsid="000fe5e3"/>
    </style:style>
    <style:style style:name="P5" style:family="paragraph" style:parent-style-name="Standard">
      <style:text-properties officeooo:paragraph-rsid="000ac827"/>
    </style:style>
    <style:style style:name="P6" style:family="paragraph" style:parent-style-name="Standard">
      <style:text-properties officeooo:paragraph-rsid="0010cad9"/>
    </style:style>
    <style:style style:name="P7" style:family="paragraph" style:parent-style-name="Standard">
      <style:text-properties officeooo:paragraph-rsid="00110966"/>
    </style:style>
    <style:style style:name="P8" style:family="paragraph" style:parent-style-name="Standard">
      <style:paragraph-properties fo:text-align="center" style:justify-single-word="false"/>
      <style:text-properties officeooo:paragraph-rsid="00110966"/>
    </style:style>
    <style:style style:name="P9" style:family="paragraph" style:parent-style-name="Standard">
      <style:text-properties officeooo:paragraph-rsid="0011508b"/>
    </style:style>
    <style:style style:name="T1" style:family="text">
      <style:text-properties officeooo:rsid="000ac827"/>
    </style:style>
    <style:style style:name="T2" style:family="text">
      <style:text-properties officeooo:rsid="000ca5d7"/>
    </style:style>
    <style:style style:name="T3" style:family="text">
      <style:text-properties officeooo:rsid="000e8a4c"/>
    </style:style>
    <style:style style:name="T4" style:family="text">
      <style:text-properties fo:font-style="italic" officeooo:rsid="000e8a4c" style:font-style-asian="italic" style:font-style-complex="italic"/>
    </style:style>
    <style:style style:name="T5" style:family="text">
      <style:text-properties fo:font-style="italic" officeooo:rsid="000fe5e3" style:font-style-asian="italic" style:font-style-complex="italic"/>
    </style:style>
    <style:style style:name="T6" style:family="text">
      <style:text-properties fo:font-style="italic" officeooo:rsid="0013346a" style:font-style-asian="italic" style:font-style-complex="italic"/>
    </style:style>
    <style:style style:name="T7" style:family="text">
      <style:text-properties fo:font-style="normal" officeooo:rsid="000e8a4c" style:font-style-asian="normal" style:font-style-complex="normal"/>
    </style:style>
    <style:style style:name="T8" style:family="text">
      <style:text-properties fo:font-style="normal" officeooo:rsid="000fe5e3" style:font-style-asian="normal" style:font-style-complex="normal"/>
    </style:style>
    <style:style style:name="T9" style:family="text">
      <style:text-properties officeooo:rsid="000fe5e3"/>
    </style:style>
    <style:style style:name="T10" style:family="text">
      <style:text-properties officeooo:rsid="00108d97"/>
    </style:style>
    <style:style style:name="T11" style:family="text">
      <style:text-properties officeooo:rsid="0010cad9"/>
    </style:style>
    <style:style style:name="T12" style:family="text">
      <style:text-properties officeooo:rsid="00110966"/>
    </style:style>
    <style:style style:name="T13" style:family="text">
      <style:text-properties officeooo:rsid="0011508b"/>
    </style:style>
    <style:style style:name="T14" style:family="text">
      <style:text-properties officeooo:rsid="0013346a"/>
    </style:style>
    <style:style style:name="T15" style:family="text">
      <style:text-properties officeooo:rsid="001363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vor Bramwell</text:p>
      <text:p text:style-name="P2">May 11, 2013</text:p>
      <text:p text:style-name="P2">PHL160 – Quests for Meaning: World Religions</text:p>
      <text:p text:style-name="P2">Dr. David Scott Arnold</text:p>
      <text:p text:style-name="P2"/>
      <text:p text:style-name="P8"><text:span text:style-name="T12">Six Aspects &amp; Bodhisattva</text:span></text:p>
      <text:p text:style-name="P7"><text:line-break/><text:span text:style-name="T12">SIX ASPECTS OF RELIGION</text:span></text:p>
      <text:p text:style-name="P7"><text:span text:style-name="T3">Houston Smith states in his book </text:span><text:span text:style-name="T4">World Religions</text:span><text:span text:style-name="T7">, “Six aspects of religion surface so regularly as to suggest their seeds are in the human makeup.” These six aspects are authority, ritual, speculation, tradition, grace, and mystery.</text:span></text:p>
      <text:p text:style-name="P5"/>
      <text:p text:style-name="P6"><text:span text:style-name="T11">Authority in religion deals with organization. </text:span><text:span text:style-name="T2">As religions grow, like organizations, they require more structure and thus more authority to keep the structure in place. </text:span><text:span text:style-name="T10">As with any organizations with a power structure, power can be wielded justly, or abused.</text:span></text:p>
      <text:p text:style-name="P6"><text:span text:style-name="T10"/></text:p>
      <text:p text:style-name="P6"><text:span text:style-name="T11">Ritual in religion provides a framework for developing discipline. Huston puts it: </text:span><text:span text:style-name="T1">“</text:span><text:span text:style-name="T2">Religion was danced out, before it was taught out.” </text:span><text:span text:style-name="T10">It also allows people to feel like they are part of something outside of themselves. </text:span><text:span text:style-name="T11">S</text:span><text:span text:style-name="T10">omething bigger.</text:span></text:p>
      <text:p text:style-name="P6"><text:span text:style-name="T10"/></text:p>
      <text:p text:style-name="P6"><text:span text:style-name="T11">Speculation deals with finding answers to the hard questions. Where do we come from? Where do we go? Why are we here? The definition of religion I remember most from my high school years is: “Religion is simple answers to hard questions”.</text:span></text:p>
      <text:p text:style-name="P3"/>
      <text:p text:style-name="P6"><text:span text:style-name="T11">Tradition provides a framework for religion to transition from generation to generation. It </text:span><text:span text:style-name="T1">“</text:span><text:span text:style-name="T2">conserves what past generations have learned...</text:span><text:span text:style-name="T3">inspires present templates for action” </text:span><text:span text:style-name="T11">by keeping important things at the front of the participants minds.</text:span></text:p>
      <text:p text:style-name="P6"><text:span text:style-name="T11"/></text:p>
      <text:p text:style-name="P7"><text:span text:style-name="T11">Grace is a clean slate, a blank piece of paper, an empty canvas. Smith explains grace as </text:span><text:span text:style-name="T12">telling us,</text:span><text:span text:style-name="T11"> </text:span><text:span text:style-name="T1">“</text:span><text:span text:style-name="T3">Reality is ultimately on our side.” </text:span><text:span text:style-name="T12">Most people see the world as being inherently bad, grace tells us it is good.</text:span></text:p>
      <text:p text:style-name="P7"><text:span text:style-name="T12"/></text:p>
      <text:p text:style-name="P7"><text:span text:style-name="T1">Mystery </text:span><text:span text:style-name="T12">brings us to religion. </text:span><text:span text:style-name="T3">We can not comprehend infinit</text:span><text:span text:style-name="T12">y</text:span><text:span text:style-name="T3">, </text:span><text:span text:style-name="T12">thus </text:span><text:span text:style-name="T3">we are drawn to it. </text:span><text:span text:style-name="T12">As Disney's Pocahontas puts it: there is “wonder, just beyond the river-bend.” The sense of wonder, of awe, is what mystery means to religion.</text:span></text:p>
      <text:p text:style-name="P5"/>
      <text:p text:style-name="P7"><text:span text:style-name="T12">BODHISATTVA</text:span></text:p>
      <text:p text:style-name="P9"><text:span text:style-name="T13">The bodhisattva idealizes compassion. Having reached nirvana, the bodhisattva comes back to lead others to nirvana. </text:span><text:span text:style-name="T15">This is a major sacrifice for the bodhisattva. They have given up nirvana and devoted their life to bringing others to it. </text:span><text:span text:style-name="T13">To Mahayanas the bodhisattva is the pinnacle of being, whereas to the Theravadins it is the arhat. Mahayana and Theravadin are differing schools of thought within Buddhism. </text:span><text:span text:style-name="T14">Smith lists the meaning of the word bodhisattva, “one whose essence is perfected wisdom,” where </text:span><text:span text:style-name="T6">bodhi</text:span><text:span text:style-name="T14"> means perfected wisdom and </text:span><text:span text:style-name="T6">sattva</text:span><text:span text:style-name="T14"> means essence.</text:span></text:p>
      <text:p text:style-name="P9"><text:span text:style-name="T13"/></text:p>
      <text:p text:style-name="P9"><text:span text:style-name="T13"/></text:p>
      <text:p text:style-name="P4">References</text:p>
      <text:p text:style-name="P4"/>
      <text:p text:style-name="P1"><text:span text:style-name="T9">Smith, Houston. </text:span><text:span text:style-name="T5">World Religions</text:span><text:span text:style-name="T8">. New York: HarperCollins, 1991. Pr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09:44:28</meta:creation-date>
    <dc:date>2013-05-14T23:43:22</dc:date>
    <meta:editing-duration>PT1H53M28S</meta:editing-duration>
    <meta:editing-cycles>5</meta:editing-cycles>
    <meta:generator>LibreOffice/4.0.3.3$Linux_X86_64 LibreOffice_project/400m0$Build-3</meta:generator>
    <meta:document-statistic meta:table-count="0" meta:image-count="0" meta:object-count="0" meta:page-count="1" meta:paragraph-count="17" meta:word-count="392" meta:character-count="2453" meta:non-whitespace-character-count="2076"/>
  </office:meta>
</office:document-meta>
</file>